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language="es" fo:country="ES" officeooo:rsid="001c6160" officeooo:paragraph-rsid="001c6160"/>
    </style:style>
    <style:style style:name="P2" style:family="paragraph" style:parent-style-name="Standard">
      <style:text-properties fo:color="#d4d4d4" style:font-name="Droid Sans Mono" fo:font-size="10.5pt" fo:font-weight="normal" officeooo:paragraph-rsid="001c6160" fo:background-color="#1e1e1e"/>
    </style:style>
    <style:style style:name="P3" style:family="paragraph" style:parent-style-name="Standard">
      <style:paragraph-properties style:line-height-at-least="0.198in"/>
      <style:text-properties fo:color="#d4d4d4" style:font-name="Droid Sans Mono" fo:font-size="10.5pt" fo:font-weight="normal" fo:background-color="transparent"/>
    </style:style>
    <style:style style:name="P4" style:family="paragraph" style:parent-style-name="Standard">
      <style:text-properties fo:color="#d4d4d4" style:font-name="Droid Sans Mono" fo:font-size="10.5pt" fo:language="es" fo:country="ES" fo:font-weight="normal" officeooo:rsid="001c6160" officeooo:paragraph-rsid="001c6160" fo:background-color="transparent"/>
    </style:style>
    <style:style style:name="P5" style:family="paragraph" style:parent-style-name="Standard">
      <style:paragraph-properties style:line-height-at-least="0.198in"/>
      <style:text-properties fo:background-color="transparent"/>
    </style:style>
    <style:style style:name="T1" style:family="text">
      <style:text-properties fo:color="#569cd6"/>
    </style:style>
    <style:style style:name="T2" style:family="text">
      <style:text-properties fo:color="#dcdcaa"/>
    </style:style>
    <style:style style:name="T3" style:family="text">
      <style:text-properties fo:color="#9cdcfe"/>
    </style:style>
    <style:style style:name="T4" style:family="text">
      <style:text-properties fo:color="#c586c0"/>
    </style:style>
    <style:style style:name="T5" style:family="text">
      <style:text-properties fo:color="#b5ce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moria P1 </text:p>
      <text:p text:style-name="P1">Leah Hadeed &amp; Lorenzo Vela</text:p>
      <text:p text:style-name="P2"/>
      <text:p text:style-name="P1">1) Para el ejercicio 2, era necesario crear un buscador utilizando el modelo vectorial. Para esto, utilizamos el modelo estudiado en clase tf-idf.</text:p>
      <text:p text:style-name="P4"><text:span text:style-name="T1">def</text:span> <text:span text:style-name="T2">tf</text:span>(<text:span text:style-name="T3">freq</text:span>):</text:p>
      <text:p text:style-name="P3"><text:span text:style-name="T4">return</text:span> <text:span text:style-name="T5">1</text:span> + math.log2(freq) <text:span text:style-name="T4">if</text:span> freq &gt; <text:span text:style-name="T5">0</text:span> <text:span text:style-name="T4">else</text:span> <text:span text:style-name="T5">0</text:span></text:p>
      <text:p text:style-name="P5"/>
      <text:p text:style-name="P3"><text:span text:style-name="T1">def</text:span> <text:span text:style-name="T2">idf</text:span>(<text:span text:style-name="T3">df</text:span>, <text:span text:style-name="T3">n</text:span>):</text:p>
      <text:p text:style-name="P3"><text:span text:style-name="T4">return</text:span> math.log2((n + <text:span text:style-name="T5">1</text:span>) / (df + <text:span text:style-name="T5">0.5</text:span>))</text:p>
      <text:p text:style-name="P1"><text:s/></text:p>
      <text:p text:style-name="P1">Separamos la busqueda en dos funciones, search y score, donde score calcula el df (df = tf*idf).</text:p>
      <text:p text:style-name="P1"/>
      <text:p text:style-name="P1">Para el VSMCosineSearcher, simplemente sobreescribimos la funcion de score y lo reeplazamos con tf*idf/ sqrt(df²). Para calcular el modulo, creamos un fichero de referencia de modulos para luego simplemente tener que buscarlo por su id despues de calcularlo. Este fichero lo inicializamos antes de la primera consulta al VSMCosineSearcher. </text:p>
      <text:p text:style-name="P1"/>
      <text:p text:style-name="P1">2) Para conseguir que un documento se ponga al principio de la lista, es necesario que la proporcion de los terminos de la query sea alta. Por eso, incluimos un documento a mano con las palabras de la query ‘obama family tree’ repetidas.</text:p>
      <text:p text:style-name="P1"/>
      <text:p text:style-name="P1">3)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27T13:33:35.140691599</meta:creation-date>
    <dc:date>2021-02-27T16:07:37.352577956</dc:date>
    <meta:editing-duration>PT2H34M8S</meta:editing-duration>
    <meta:editing-cycles>1</meta:editing-cycles>
    <meta:document-statistic meta:table-count="0" meta:image-count="0" meta:object-count="0" meta:page-count="1" meta:paragraph-count="12" meta:word-count="165" meta:character-count="973" meta:non-whitespace-character-count="815"/>
    <meta:generator>LibreOffice/6.0.7.3$Linux_X86_64 LibreOffice_project/00m0$Build-3</meta:generator>
  </office:meta>
</office:document-meta>
</file>